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Roman" svg:font-family="'Times Roman'" style:font-family-generic="roman"/>
    <style:font-face style:name="Arial Unicode MS" svg:font-family="'Arial Unicode MS'" style:font-family-generic="swiss"/>
    <style:font-face style:name="Helvetica" svg:font-family="Helvetica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6.7688in" fo:break-before="auto" fo:break-after="auto" table:align="left" style:writing-mode="lr-tb"/>
    </style:style>
    <style:style style:name="Table1.A" style:family="table-column">
      <style:table-column-properties style:column-width="0.5535in"/>
    </style:style>
    <style:style style:name="Table1.B" style:family="table-column">
      <style:table-column-properties style:column-width="5.4299in"/>
    </style:style>
    <style:style style:name="Table1.C" style:family="table-column">
      <style:table-column-properties style:column-width="0.7854in"/>
    </style:style>
    <style:style style:name="Table1.1" style:family="table-row">
      <style:table-row-properties style:min-row-height="0.1944in" fo:keep-together="always"/>
    </style:style>
    <style:style style:name="Table1.A1" style:family="table-cell">
      <style:table-cell-properties style:vertical-align="top" fo:background-color="#63b2de" fo:padding="0.0556in" fo:border-left="0.25pt solid #000000" fo:border-right="none" fo:border-top="0.25pt solid #000000" fo:border-bottom="0.7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63b2de" fo:padding="0.0556in" fo:border-left="0.25pt solid #000000" fo:border-right="0.25pt solid #000000" fo:border-top="0.25pt solid #000000" fo:border-bottom="0.7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efffe" fo:padding="0.0556in" fo:border-left="0.25pt solid #000000" fo:border-right="none" fo:border-top="0.75pt solid #000000" fo:border-bottom="0.2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ff" fo:padding="0.0556in" fo:border-left="0.75pt solid #000000" fo:border-right="none" fo:border-top="0.75pt solid #000000" fo:border-bottom="0.2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ff" fo:padding="0.0556in" fo:border-left="0.25pt solid #000000" fo:border-right="0.25pt solid #000000" fo:border-top="0.75pt solid #000000" fo:border-bottom="0.25pt solid #000000" style:writing-mode="lr-tb">
        <style:background-image/>
      </style:table-cell-properties>
    </style:style>
    <style:style style:name="Table1.A3" style:family="table-cell">
      <style:table-cell-properties style:vertical-align="top" fo:background-color="#fefffe" fo:padding="0.0556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3" style:family="table-cell">
      <style:table-cell-properties style:vertical-align="top" fo:background-color="#ffffff" fo:padding="0.0556in" fo:border-left="0.75pt solid #000000" fo:border-right="none" fo:border-top="0.25pt solid #000000" fo:border-bottom="0.25pt solid #000000" style:writing-mode="lr-tb">
        <style:background-image/>
      </style:table-cell-properties>
    </style:style>
    <style:style style:name="Table1.C3" style:family="table-cell">
      <style:table-cell-properties style:vertical-align="top" fo:background-color="#ffffff" fo:padding="0.0556in" fo:border="0.25pt solid #000000" style:writing-mode="lr-tb">
        <style:background-image/>
      </style:table-cell-properties>
    </style:style>
    <style:style style:name="Table1.A20" style:family="table-cell">
      <style:table-cell-properties style:vertical-align="top" fo:background-color="#fefffe" fo:padding="0.0556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B20" style:family="table-cell">
      <style:table-cell-properties style:vertical-align="top" fo:background-color="#ffffff" fo:padding="0.0556in" fo:border-left="0.75pt solid #000000" fo:border-right="none" fo:border-top="none" fo:border-bottom="0.25pt solid #000000" style:writing-mode="lr-tb">
        <style:background-image/>
      </style:table-cell-properties>
    </style:style>
    <style:style style:name="Table1.C20" style:family="table-cell">
      <style:table-cell-properties style:vertical-align="top" fo:background-color="#ffffff" fo:padding="0.0556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Header_20__26__20_Footer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fo:keep-together="auto" fo:orphans="2" fo:widows="2" fo:hyphenation-ladder-count="no-limit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fo:hyphenate="true" fo:hyphenation-remain-char-count="2" fo:hyphenation-push-char-count="2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 fo:keep-together="auto" fo:orphans="2" fo:widows="2" fo:hyphenation-ladder-count="no-limit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en" fo:country="US" fo:font-style="normal" style:text-underline-style="none" fo:font-weight="normal" officeooo:rsid="000d3267" officeooo:paragraph-rsid="000d3267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fo:hyphenate="true" fo:hyphenation-remain-char-count="2" fo:hyphenation-push-char-count="2"/>
    </style:style>
    <style:style style:name="P5" style:family="paragraph" style:parent-style-name="Default">
      <style:text-properties fo:language="en" fo:country="US"/>
    </style:style>
    <style:style style:name="P6" style:family="paragraph" style:parent-style-name="Default">
      <style:paragraph-properties fo:margin-top="0in" fo:margin-bottom="0.1665in" style:contextual-spacing="false" fo:text-align="start" style:justify-single-word="false" style:writing-mode="lr-tb"/>
      <style:text-properties fo:language="en" fo:country="US"/>
    </style:style>
    <style:style style:name="P7" style:family="paragraph" style:parent-style-name="Default">
      <style:paragraph-properties fo:margin-left="0.5in" fo:margin-right="0in" fo:margin-top="0in" fo:margin-bottom="0.1665in" style:contextual-spacing="false" fo:text-align="start" style:justify-single-word="false" fo:text-indent="-0.5in" style:auto-text-indent="false" style:writing-mode="lr-tb"/>
      <style:text-properties style:font-name="Times Roman" fo:font-size="16pt" fo:language="en" fo:country="US" style:font-name-asian="Times Roman" style:font-size-asian="16pt" style:font-name-complex="Times Roman" style:font-size-complex="16pt"/>
    </style:style>
    <style:style style:name="P8" style:family="paragraph" style:parent-style-name="Default">
      <style:paragraph-properties fo:text-align="start" style:justify-single-word="false" style:writing-mode="lr-tb"/>
      <style:text-properties style:font-name="Times Roman" fo:font-size="12pt" fo:language="en" fo:country="US" style:font-name-asian="Times Roman" style:font-size-asian="12pt" style:font-name-complex="Times Roman" style:font-size-complex="12pt"/>
    </style:style>
    <style:style style:name="P9" style:family="paragraph" style:parent-style-name="Default">
      <style:paragraph-properties fo:text-align="start" style:justify-single-word="false" style:writing-mode="lr-tb"/>
      <style:text-properties fo:language="en" fo:country="US"/>
    </style:style>
    <style:style style:name="P10" style:family="paragraph" style:parent-style-name="Table_20_Style_20_2">
      <style:paragraph-properties style:writing-mode="lr-tb"/>
      <style:text-properties style:font-name="Helvetica" fo:language="en" fo:country="US" style:font-name-asian="Arial Unicode MS" style:font-name-complex="Arial Unicode MS"/>
    </style:style>
    <style:style style:name="P11" style:family="paragraph" style:parent-style-name="Table_20_Style_20_2">
      <style:paragraph-properties style:writing-mode="lr-tb"/>
      <style:text-properties fo:language="en" fo:country="US"/>
    </style:style>
    <style:style style:name="P12" style:family="paragraph" style:parent-style-name="Table_20_Style_20_2">
      <style:paragraph-properties style:writing-mode="lr-tb"/>
      <style:text-properties fo:language="en" fo:country="US" officeooo:rsid="0009f6b4" officeooo:paragraph-rsid="0009f6b4"/>
    </style:style>
    <style:style style:name="P13" style:family="paragraph" style:parent-style-name="Table_20_Style_20_2">
      <style:paragraph-properties style:writing-mode="lr-tb"/>
      <style:text-properties fo:language="en" fo:country="US" officeooo:rsid="000d3267" officeooo:paragraph-rsid="000d3267"/>
    </style:style>
    <style:style style:name="P14" style:family="paragraph" style:parent-style-name="Body_20_2">
      <style:paragraph-properties style:writing-mode="lr-tb"/>
      <style:text-properties style:font-name="Helvetica" fo:language="en" fo:country="US" style:font-name-asian="Arial Unicode MS" style:font-name-complex="Arial Unicode MS"/>
    </style:style>
    <style:style style:name="P15" style:family="paragraph" style:parent-style-name="Body_20_2">
      <style:paragraph-properties style:writing-mode="lr-tb"/>
      <style:text-properties fo:language="en" fo:country="US"/>
    </style:style>
    <style:style style:name="P16" style:family="paragraph" style:parent-style-name="Body_20_2">
      <style:paragraph-properties style:writing-mode="lr-tb"/>
      <style:text-properties fo:language="en" fo:country="US" officeooo:rsid="000ee2ca" officeooo:paragraph-rsid="000ee2ca"/>
    </style:style>
    <style:style style:name="P17" style:family="paragraph" style:parent-style-name="Body_20_2">
      <style:paragraph-properties style:writing-mode="lr-tb"/>
      <style:text-properties fo:language="en" fo:country="US" fo:font-weight="bold" officeooo:rsid="000ee2ca" officeooo:paragraph-rsid="000ee2ca" style:font-weight-asian="bold" style:font-weight-complex="bold"/>
    </style:style>
    <style:style style:name="P18" style:family="paragraph" style:parent-style-name="Table_20_Style_20_3">
      <style:paragraph-properties style:writing-mode="lr-tb"/>
      <style:text-properties fo:language="en" fo:country="US"/>
    </style:style>
    <style:style style:name="P19" style:family="paragraph" style:parent-style-name="Table_20_Style_20_6">
      <style:paragraph-properties fo:text-align="start" style:justify-single-word="false"/>
      <style:text-properties fo:language="en" fo:country="US"/>
    </style:style>
    <style:style style:name="P20" style:family="paragraph" style:parent-style-name="Table_20_Style_20_6">
      <style:paragraph-properties fo:text-align="start" style:justify-single-word="false"/>
      <style:text-properties fo:language="en" fo:country="US" officeooo:rsid="000d3267" officeooo:paragraph-rsid="000d3267"/>
    </style:style>
    <style:style style:name="P21" style:family="paragraph" style:parent-style-name="Table_20_Style_20_2">
      <style:text-properties fo:language="en" fo:country="US" fo:font-style="italic" style:font-style-asian="italic" style:font-style-complex="italic"/>
    </style:style>
    <style:style style:name="P22" style:family="paragraph" style:parent-style-name="Body_20_2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Body_20_2">
      <style:text-properties fo:language="en" fo:country="US"/>
    </style:style>
    <style:style style:name="P24" style:family="paragraph" style:parent-style-name="Body_20_2">
      <style:text-properties fo:language="en" fo:country="US" fo:font-weight="bold" style:font-weight-asian="bold" style:font-weight-complex="bold"/>
    </style:style>
    <style:style style:name="P25" style:family="paragraph" style:parent-style-name="Table_20_Style_20_3">
      <style:paragraph-properties fo:text-align="start" style:justify-single-word="false"/>
      <style:text-properties fo:language="en" fo:country="US"/>
    </style:style>
    <style:style style:name="P26" style:family="paragraph" style:parent-style-name="Title" style:master-page-name="Standard">
      <style:paragraph-properties style:page-number="auto" style:writing-mode="lr-tb"/>
      <style:text-properties style:font-name="Helvetica" fo:language="en" fo:country="US" style:font-name-asian="Arial Unicode MS" style:font-name-complex="Arial Unicode MS"/>
    </style:style>
    <style:style style:name="P27" style:family="paragraph" style:parent-style-name="Body_20_2">
      <style:text-properties fo:language="en" fo:country="US"/>
    </style:style>
    <style:style style:name="P28" style:family="paragraph" style:parent-style-name="Body_20_2" style:list-style-name="L1">
      <style:text-properties style:font-name="DejaVu Serif" fo:font-size="11pt" fo:language="en" fo:country="US" fo:font-style="normal" fo:font-weight="normal" officeooo:paragraph-rsid="0010b840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Body_20_2" style:list-style-name="L1">
      <style:paragraph-properties fo:text-align="start" style:justify-single-word="false" style:writing-mode="lr-tb"/>
      <style:text-properties style:font-name="DejaVu Serif" fo:font-size="11pt" fo:language="en" fo:country="US" fo:font-style="normal" fo:font-weight="normal" officeooo:rsid="00061a1b" officeooo:paragraph-rsid="0010b840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Style_20_2">
      <style:paragraph-properties style:writing-mode="lr-tb"/>
      <style:text-properties style:font-name="Helvetica" fo:language="en" fo:country="US" style:font-name-asian="Arial Unicode MS" style:font-name-complex="Arial Unicode MS"/>
    </style:style>
    <style:style style:name="P31" style:family="paragraph" style:parent-style-name="Table_20_Style_20_2" style:list-style-name="WW8Num2">
      <style:paragraph-properties style:writing-mode="lr-tb"/>
      <style:text-properties style:font-name="Helvetica" fo:language="en" fo:country="US" style:font-name-asian="Arial Unicode MS" style:font-name-complex="Arial Unicode MS"/>
    </style:style>
    <style:style style:name="P32" style:family="paragraph" style:parent-style-name="Table_20_Style_20_2">
      <style:paragraph-properties style:writing-mode="lr-tb"/>
      <style:text-properties style:font-name="Helvetica" fo:language="en" fo:country="US" officeooo:rsid="0009f6b4" officeooo:paragraph-rsid="0009f6b4" style:font-name-asian="Arial Unicode MS" style:font-name-complex="Arial Unicode MS"/>
    </style:style>
    <style:style style:name="P33" style:family="paragraph" style:parent-style-name="Default">
      <style:paragraph-properties fo:text-align="start" style:justify-single-word="false" style:writing-mode="lr-tb"/>
      <style:text-properties style:font-name="Times Roman" fo:font-size="12pt" fo:language="en" fo:country="US" fo:font-weight="bold" style:font-size-asian="12pt" style:font-weight-asian="bold" style:font-size-complex="12pt" style:font-weight-complex="bold"/>
    </style:style>
    <style:style style:name="P34" style:family="paragraph" style:parent-style-name="Default" style:list-style-name="L1">
      <style:paragraph-properties fo:text-align="start" style:justify-single-word="false" style:writing-mode="lr-tb"/>
      <style:text-properties style:font-name="DejaVu Serif" fo:font-size="11pt" fo:language="en" fo:country="US" fo:font-style="normal" fo:font-weight="normal" officeooo:rsid="00070787" officeooo:paragraph-rsid="00070787" style:font-name-asian="Times Roman" style:font-size-asian="11pt" style:font-style-asian="normal" style:font-weight-asian="normal" style:font-name-complex="Times Roman" style:font-size-complex="11pt" style:font-style-complex="normal" style:font-weight-complex="normal"/>
    </style:style>
    <style:style style:name="P35" style:family="paragraph" style:parent-style-name="Default">
      <style:paragraph-properties fo:text-align="start" style:justify-single-word="false" style:writing-mode="lr-tb"/>
      <style:text-properties style:font-name="DejaVu Serif" fo:font-size="11pt" fo:language="en" fo:country="US" fo:font-style="normal" fo:font-weight="normal" style:font-name-asian="Times Roman" style:font-size-asian="11pt" style:font-style-asian="normal" style:font-weight-asian="normal" style:font-name-complex="Times Roman" style:font-size-complex="11pt" style:font-style-complex="normal" style:font-weight-complex="normal"/>
    </style:style>
    <style:style style:name="P36" style:family="paragraph" style:parent-style-name="Default">
      <style:paragraph-properties fo:text-align="start" style:justify-single-word="false" style:writing-mode="lr-tb"/>
      <style:text-properties style:font-name="DejaVu Serif" fo:font-size="11pt" fo:language="en" fo:country="US" fo:font-style="normal" fo:font-weight="normal" officeooo:paragraph-rsid="0010b840" style:font-name-asian="Times Roman" style:font-size-asian="11pt" style:font-style-asian="normal" style:font-weight-asian="normal" style:font-name-complex="Times Roman" style:font-size-complex="11pt" style:font-style-complex="normal" style:font-weight-complex="normal"/>
    </style:style>
    <style:style style:name="P37" style:family="paragraph" style:parent-style-name="Default" style:list-style-name="L1">
      <style:paragraph-properties fo:text-align="start" style:justify-single-word="false" style:writing-mode="lr-tb"/>
      <style:text-properties style:font-name="DejaVu Serif"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061a1b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0f82a9" style:font-size-asian="10pt" style:font-style-asian="italic" style:font-size-complex="10pt" style:font-style-complex="italic"/>
    </style:style>
    <style:style style:name="T5" style:family="text">
      <style:text-properties style:font-name="Helvetica" style:font-name-asian="Arial Unicode MS" style:font-name-complex="Arial Unicode MS"/>
    </style:style>
    <style:style style:name="T6" style:family="text">
      <style:text-properties style:font-name="Helvetica" fo:font-weight="bold" style:font-name-asian="Arial Unicode MS" style:font-weight-asian="bold" style:font-name-complex="Arial Unicode MS" style:font-weight-complex="bold"/>
    </style:style>
    <style:style style:name="T7" style:family="text">
      <style:text-properties style:font-name="Helvetica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8" style:family="text">
      <style:text-properties style:font-name="Helvetica" fo:font-style="italic" fo:font-weight="bold" officeooo:rsid="00061a1b" style:font-name-asian="Arial Unicode MS" style:font-style-asian="italic" style:font-weight-asian="bold" style:font-name-complex="Arial Unicode MS" style:font-style-complex="italic" style:font-weight-complex="bold"/>
    </style:style>
    <style:style style:name="T9" style:family="text">
      <style:text-properties style:font-name="Helvetica" fo:font-style="italic" style:font-name-asian="Arial Unicode MS" style:font-style-asian="italic" style:font-name-complex="Arial Unicode MS" style:font-style-complex="italic"/>
    </style:style>
    <style:style style:name="T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1" style:family="text">
      <style:text-properties style:font-name="Helvetica" fo:font-size="10pt" style:font-name-asian="Arial Unicode MS" style:font-size-asian="10pt" style:font-name-complex="Arial Unicode MS" style:font-size-complex="10pt"/>
    </style:style>
    <style:style style:name="T12" style:family="text">
      <style:text-properties style:font-name="Arial Unicode MS" style:font-name-asian="Arial Unicode MS" style:font-name-complex="Arial Unicode MS"/>
    </style:style>
    <style:style style:name="T13" style:family="text">
      <style:text-properties style:font-name="Arial Unicode MS" fo:font-weight="bold" style:font-name-asian="Arial Unicode MS" style:font-weight-asian="bold" style:font-name-complex="Arial Unicode MS" style:font-weight-complex="bold"/>
    </style:style>
    <style:style style:name="T14" style:family="text">
      <style:text-properties style:font-name="Arial Unicode M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15" style:family="text">
      <style:text-properties style:font-name="Arial Unicode MS" fo:font-style="italic" style:font-name-asian="Arial Unicode MS" style:font-style-asian="italic" style:font-name-complex="Arial Unicode MS" style:font-style-complex="italic"/>
    </style:style>
    <style:style style:name="T16" style:family="text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17" style:family="tex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T18" style:family="text">
      <style:text-properties fo:color="#ff2c21" style:font-name="Helvetica" fo:font-weight="bold" style:font-name-asian="Arial Unicode MS" style:font-weight-asian="bold" style:font-name-complex="Arial Unicode MS" style:font-weight-complex="bold"/>
    </style:style>
    <style:style style:name="T19" style:family="text">
      <style:text-properties fo:color="#ff2c21" style:font-name="Helvetica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20" style:family="text">
      <style:text-properties style:text-line-through-style="none" style:font-name="Helvetica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21" style:family="text">
      <style:text-properties style:text-line-through-style="none" style:font-name="Helvetica" fo:font-style="italic" fo:font-weight="bold" officeooo:rsid="00061a1b" style:font-name-asian="Arial Unicode MS" style:font-style-asian="italic" style:font-weight-asian="bold" style:font-name-complex="Arial Unicode MS" style:font-style-complex="italic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ad1915" style:font-name="Helvetica" style:font-name-asian="Arial Unicode MS" style:font-name-complex="Arial Unicode MS"/>
    </style:style>
    <style:style style:name="T24" style:family="text">
      <style:text-properties style:font-name="Times Roman"/>
    </style:style>
    <style:style style:name="T25" style:family="text">
      <style:text-properties style:font-name="Times Roman" fo:font-size="12pt" style:font-size-asian="12pt" style:font-size-complex="12pt"/>
    </style:style>
    <style:style style:name="T26" style:family="text">
      <style:text-properties style:font-name="Times Roman" fo:font-size="12pt" officeooo:rsid="00070787" style:font-size-asian="12pt" style:font-size-complex="12pt"/>
    </style:style>
    <style:style style:name="T27" style:family="text">
      <style:text-properties style:font-name="Times Roman" officeooo:rsid="00070787"/>
    </style:style>
    <style:style style:name="T28" style:family="text">
      <style:text-properties officeooo:rsid="00061a1b"/>
    </style:style>
    <style:style style:name="T29" style:family="text">
      <style:text-properties officeooo:rsid="0008b9a1"/>
    </style:style>
    <style:style style:name="T30" style:family="text">
      <style:text-properties officeooo:rsid="000f82a9"/>
    </style:style>
    <style:style style:name="T31" style:family="text">
      <style:text-properties fo:color="#800000"/>
    </style:style>
    <style:style style:name="T32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33" style:family="text">
      <style:text-properties fo:color="#8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color="#800000"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764d" style:font-weight-asian="bold" style:font-weight-complex="bold"/>
    </style:style>
    <style:style style:name="T37" style:family="text">
      <style:text-properties fo:font-weight="bold" officeooo:rsid="00070787" style:font-weight-asian="bold" style:font-weight-complex="bold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0f82a9" style:font-style-asian="italic" style:font-style-complex="italic"/>
    </style:style>
    <style:style style:name="T41" style:family="text">
      <style:text-properties fo:font-style="italic" officeooo:rsid="00061a1b" style:font-style-asian="italic" style:font-style-complex="italic"/>
    </style:style>
    <style:style style:name="T42" style:family="text">
      <style:text-properties officeooo:rsid="00070787"/>
    </style:style>
    <style:style style:name="T43" style:family="text">
      <style:text-properties officeooo:rsid="0010b840"/>
    </style:style>
    <style:style style:name="T44" style:family="text">
      <style:text-properties officeooo:rsid="001176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Errata <text:span text:style-name="T30">- </text:span>GM7 Protocol description</text:p>
      <text:p text:style-name="P24">Severity level:</text:p>
      <text:p text:style-name="P14">0 - Minor spelling, formatting or grammatical error obvious in context</text:p>
      <text:p text:style-name="P14">1 - Formatting, grammar or spelling issue possible causing protocol misinterpretation</text:p>
      <text:p text:style-name="P14">2 - Missing information</text:p>
      <text:p text:style-name="P14">3 - Faulty or <text:span text:style-name="T29">directly </text:span>misleading information resulting in protocol error</text:p>
      <text:p text:style-name="P15"/>
      <text:p text:style-name="P23"/>
      <text:p text:style-name="P17">General</text:p>
      <text:p text:style-name="P16">Command for setting accelerometer sensitivity should be added.</text:p>
      <text:p text:style-name="P16"/>
      <text:p text:style-name="P17">Details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5">Page</text:p>
            </table:table-cell>
            <table:table-cell table:style-name="Table1.A1" office:value-type="string">
              <text:p text:style-name="P18">Description</text:p>
            </table:table-cell>
            <table:table-cell table:style-name="Table1.C1" office:value-type="string">
              <text:p text:style-name="P18">Severity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11">Indentation for “ASCII format:” is wrong</text:p>
          </table:table-cell>
          <table:table-cell table:style-name="Table1.C2" office:value-type="string">
            <text:p text:style-name="P3">0</text:p>
          </table:table-cell>
        </table:table-row>
        <table:table-row table:style-name="Table1.1">
          <table:table-cell table:style-name="Table1.A3" office:value-type="string">
            <text:p text:style-name="P19">7</text:p>
          </table:table-cell>
          <table:table-cell table:style-name="Table1.B3" office:value-type="string">
            <text:p text:style-name="P11">Description of Event reply must include mention of alternative format of reply with “[“ and “]” around each returned location which seems to happen for old and stale locations.</text:p>
          </table:table-cell>
          <table:table-cell table:style-name="Table1.C3" office:value-type="string">
            <text:p text:style-name="P3">2</text:p>
          </table:table-cell>
        </table:table-row>
        <table:table-row table:style-name="Table1.1">
          <table:table-cell table:style-name="Table1.A3" office:value-type="string">
            <text:p text:style-name="P19">9</text:p>
          </table:table-cell>
          <table:table-cell table:style-name="Table1.B3" office:value-type="string">
            <text:p text:style-name="P10">Command list should be in alphabetic order. Command list is missing the following commands:</text:p>
            <text:list xml:id="list4463753425530810604" text:style-name="WW8Num2">
              <text:list-item>
                <text:p text:style-name="P31">GFEN</text:p>
              </text:list-item>
              <text:list-item>
                <text:p text:style-name="P31">SETEVT</text:p>
              </text:list-item>
            </text:list>
          </table:table-cell>
          <table:table-cell table:style-name="Table1.C3" office:value-type="string">
            <text:p text:style-name="P3">2</text:p>
          </table:table-cell>
        </table:table-row>
        <table:table-row table:style-name="Table1.1">
          <table:table-cell table:style-name="Table1.A3" office:value-type="string">
            <text:p text:style-name="P19">10</text:p>
          </table:table-cell>
          <table:table-cell table:style-name="Table1.B3" office:value-type="string">
            <text:p text:style-name="P11"><text:span text:style-name="T5">Grammar: </text:span><text:span text:style-name="T12">“</text:span><text:span text:style-name="T5">..</text:span><text:span text:style-name="T6">The tag consists of number </text:span><text:span text:style-name="T13">…</text:span><text:span text:style-name="T12">” </text:span><text:span text:style-name="T5">Should be </text:span><text:span text:style-name="T12">“</text:span><text:span text:style-name="T5">T</text:span><text:span text:style-name="T6">he tag consists of </text:span><text:span text:style-name="T18">a</text:span><text:span text:style-name="T6"> number </text:span><text:span text:style-name="T13">…</text:span><text:span text:style-name="T5">.</text:span><text:span text:style-name="T12">”</text:span></text:p>
            <text:p text:style-name="P21">(This error is repeated in every command description)</text:p>
          </table:table-cell>
          <table:table-cell table:style-name="Table1.C3" office:value-type="string">
            <text:p text:style-name="P3">0</text:p>
          </table:table-cell>
        </table:table-row>
        <table:table-row table:style-name="Table1.1">
          <table:table-cell table:style-name="Table1.A3" office:value-type="string">
            <text:p text:style-name="P19">14</text:p>
          </table:table-cell>
          <table:table-cell table:style-name="Table1.B3" office:value-type="string">
            <text:p text:style-name="P11">In Ex1 and Ex2 colors are used inconsistent in command examples. For example in Ex1 the DNS server is written in black and in Ex2 in red</text:p>
          </table:table-cell>
          <table:table-cell table:style-name="Table1.C3" office:value-type="string">
            <text:p text:style-name="P3">0</text:p>
          </table:table-cell>
        </table:table-row>
        <table:table-row table:style-name="Table1.1">
          <table:table-cell table:style-name="Table1.A3" office:value-type="string">
            <text:p text:style-name="P19">10</text:p>
          </table:table-cell>
          <table:table-cell table:style-name="Table1.B3" office:value-type="string">
            <text:p text:style-name="P11"><text:span text:style-name="T5">Grammar: </text:span><text:span text:style-name="T12">“</text:span><text:span text:style-name="T7">The most left digit is reserved </text:span><text:span text:style-name="T8">(</text:span><text:span text:style-name="T20">in</text:span><text:span text:style-name="T21">)</text:span><text:span text:style-name="T7"> </text:span><text:span text:style-name="T19">and</text:span><text:span text:style-name="T7"> </text:span><text:span text:style-name="T8">(</text:span><text:span text:style-name="T20">which</text:span><text:span text:style-name="T21">)</text:span><text:span text:style-name="T7"> must be </text:span><text:span text:style-name="T14">‘</text:span><text:span text:style-name="T7">3</text:span><text:span text:style-name="T14">’</text:span><text:span text:style-name="T7">.</text:span><text:span text:style-name="T16">” </text:span></text:p>
          </table:table-cell>
          <table:table-cell table:style-name="Table1.C3" office:value-type="string">
            <text:p text:style-name="P3">0</text:p>
          </table:table-cell>
        </table:table-row>
        <table:table-row table:style-name="Table1.1">
          <table:table-cell table:style-name="Table1.A3" office:value-type="string">
            <text:p text:style-name="P19">13</text:p>
          </table:table-cell>
          <table:table-cell table:style-name="Table1.B3" office:value-type="string">
            <text:p text:style-name="P11"><text:span text:style-name="T5">Grammar: (in two places) </text:span><text:span text:style-name="T12">“</text:span><text:span text:style-name="T7">could be ignored if </text:span><text:span text:style-name="T8">(</text:span><text:span text:style-name="T20">uses</text:span><text:span text:style-name="T21">)</text:span><text:span text:style-name="T7"> GPRS communication </text:span><text:span text:style-name="T19">is used</text:span><text:span text:style-name="T7">).</text:span><text:span text:style-name="T16">”</text:span></text:p>
          </table:table-cell>
          <table:table-cell table:style-name="Table1.C3" office:value-type="string">
            <text:p text:style-name="P3">0</text:p>
          </table:table-cell>
        </table:table-row>
        <table:table-row table:style-name="Table1.1">
          <table:table-cell table:style-name="Table1.A3" office:value-type="string">
            <text:p text:style-name="P19">14</text:p>
          </table:table-cell>
          <table:table-cell table:style-name="Table1.B3" office:value-type="string">
            <text:p text:style-name="P11"><text:span text:style-name="T5">Spelling: </text:span><text:span text:style-name="T12">“</text:span><text:span text:style-name="T7">with others port </text:span><text:span text:style-name="T14">…</text:span><text:span text:style-name="T12">” </text:span><text:span text:style-name="T5">should be </text:span><text:span text:style-name="T12">“</text:span><text:span text:style-name="T7">with any port</text:span><text:span text:style-name="T14"> …</text:span><text:span text:style-name="T12">”</text:span></text:p>
          </table:table-cell>
          <table:table-cell table:style-name="Table1.C3" office:value-type="string">
            <text:p text:style-name="P3">0</text:p>
          </table:table-cell>
        </table:table-row>
        <table:table-row table:style-name="Table1.1">
          <table:table-cell table:style-name="Table1.A3" office:value-type="string">
            <text:p text:style-name="P19">15</text:p>
          </table:table-cell>
          <table:table-cell table:style-name="Table1.B3" office:value-type="string">
            <text:p text:style-name="P11"><text:span text:style-name="T5">Grammar: </text:span><text:span text:style-name="T12">“</text:span><text:span text:style-name="T7">Sometimes the failure of GPRS connection is caused by the firewall setting enabled.</text:span><text:span text:style-name="T16">”</text:span><text:span text:style-name="T5"> needs to be rewritten</text:span></text:p>
            <text:p text:style-name="P11"/>
            <text:p text:style-name="P11"><text:span text:style-name="T5">Grammar: </text:span><text:span text:style-name="T12">“</text:span><text:span text:style-name="T7">The software developer must implement the function in the control center software in which must echo back exact GPRS Keep_Alive packet back to the device once the base station receives the GPRS Keep_Alive packet which was sent from the device to confirm the GPRS connection.</text:span><text:span text:style-name="T14">” </text:span><text:span text:style-name="T9">Needs to rewritten</text:span></text:p>
          </table:table-cell>
          <table:table-cell table:style-name="Table1.C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9">15</text:p>
          </table:table-cell>
          <table:table-cell table:style-name="Table1.B3" office:value-type="string">
            <text:p text:style-name="P11">The description of KEEP_ALIVE structure should state that a 32bit architecture is assumed. <text:span text:style-name="T28">In C the bit length of unsigned short is not defined.</text:span></text:p>
          </table:table-cell>
          <table:table-cell table:style-name="Table1.C3" office:value-type="string">
            <text:p text:style-name="P3">1</text:p>
          </table:table-cell>
        </table:table-row>
        <text:soft-page-break/>
        <table:table-row table:style-name="Table1.1">
          <table:table-cell table:style-name="Table1.A3" office:value-type="string">
            <text:p text:style-name="P19">16</text:p>
          </table:table-cell>
          <table:table-cell table:style-name="Table1.B3" office:value-type="string">
            <text:p text:style-name="P11"><text:span text:style-name="T5">The description </text:span><text:span text:style-name="T13">“</text:span><text:span text:style-name="T6">If the control center software is installed in a computer which is located in the </text:span><text:span text:style-name="T13">“</text:span><text:span text:style-name="T6">Intranet</text:span><text:span text:style-name="T13">” </text:span><text:span text:style-name="T6">then the parameter </text:span><text:span text:style-name="T13">“</text:span><text:span text:style-name="T6">GPRS_Server_IP</text:span><text:span text:style-name="T13">” </text:span><text:span text:style-name="T6">address should be the external one which connects to the router and the parameter </text:span><text:span text:style-name="T13">“</text:span><text:span text:style-name="T6">GPRS_Server_Port</text:span><text:span text:style-name="T13">” </text:span><text:span text:style-name="T6">should be the port number of the computer which is assigned by the router. If the parameter </text:span><text:span text:style-name="T13">“</text:span><text:span text:style-name="T6">GPRS_Server_IP</text:span><text:span text:style-name="T13">” </text:span><text:span text:style-name="T6">address is using </text:span><text:span text:style-name="T13">“</text:span><text:span text:style-name="T6">Virtual IP address</text:span><text:span text:style-name="T13">” </text:span><text:span text:style-name="T6">in the intranet then it will lead to the GPRS connection failure.</text:span><text:span text:style-name="T13">”</text:span></text:p>
            <text:p text:style-name="P11"/>
            <text:p text:style-name="P11"><text:span text:style-name="T5">While understandable by an engineer the information is pointless. There is no such things as </text:span><text:span text:style-name="T12">“</text:span><text:span text:style-name="T5">Virtual IP address</text:span><text:span text:style-name="T12">” </text:span><text:span text:style-name="T5">what the author refers to is known as masqueraded addresses behind a router/firewall. Anyone reading a protocol description of this type will already have a full understanding of this concept and if not then this sentence makes no difference.</text:span></text:p>
            <text:p text:style-name="P6"/>
          </table:table-cell>
          <table:table-cell table:style-name="Table1.C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9">17</text:p>
          </table:table-cell>
          <table:table-cell table:style-name="Table1.B3" office:value-type="string">
            <text:p text:style-name="P11">Inconsistent use of text color. Some text is in red for no obvious reason (there are many other example in the manual of enable/disable command where the enable/disable is in black)</text:p>
          </table:table-cell>
          <table:table-cell table:style-name="Table1.C3" office:value-type="string">
            <text:p text:style-name="P3">0</text:p>
          </table:table-cell>
        </table:table-row>
        <table:table-row table:style-name="Table1.1">
          <table:table-cell table:style-name="Table1.A3" office:value-type="string">
            <text:p text:style-name="P19">22</text:p>
          </table:table-cell>
          <table:table-cell table:style-name="Table1.B3" office:value-type="string">
            <text:p text:style-name="P11"><text:span text:style-name="T5">Inconsistent use of colors. </text:span><text:span text:style-name="T12">“</text:span><text:span text:style-name="T23">0. USB port, 1. GSM SMS Communication</text:span><text:span text:style-name="T12">” </text:span><text:span text:style-name="T5">are both in red for no obvious reason. </text:span></text:p>
            <text:p text:style-name="P10"/>
            <text:p text:style-name="P12"><text:span text:style-name="T5">Heading section. “</text:span><text:span text:style-name="T9">The effective value is from 10~90 degrees</text:span><text:span text:style-name="T5">” should be changed to “</text:span><text:span text:style-name="T9">The effective value is from 10~360 degrees</text:span><text:span text:style-name="T5">” since the returned heading is between 0-360 (not sure why the protocol description uses the “~” character to indicate range)</text:span></text:p>
            <text:p text:style-name="P32"/>
            <text:p text:style-name="P32">This should also be changed in all other places where Heading is used as parameter. <text:span text:style-name="T30">It should also be clarified what compensation is used to calculate the heading and how it relates to “true-north” heading.</text:span></text:p>
          </table:table-cell>
          <table:table-cell table:style-name="Table1.C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9">25</text:p>
          </table:table-cell>
          <table:table-cell table:style-name="Table1.B3" office:value-type="string">
            <text:p text:style-name="P11"><text:span text:style-name="T12">“</text:span><text:span text:style-name="T5">.. current</text:span><text:span text:style-name="T23">ly</text:span><text:span text:style-name="T5"> GPS information</text:span><text:span text:style-name="T12">” </text:span><text:span text:style-name="T5">change to </text:span><text:span text:style-name="T12">“</text:span><text:span text:style-name="T5">current GPS information</text:span><text:span text:style-name="T12">” </text:span></text:p>
          </table:table-cell>
          <table:table-cell table:style-name="Table1.C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9">26</text:p>
          </table:table-cell>
          <table:table-cell table:style-name="Table1.B3" office:value-type="string">
            <text:p text:style-name="P11">“… please enabled the caller” change to “please enable the caller ID in the mobile phone making the call.”</text:p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9">27</text:p>
          </table:table-cell>
          <table:table-cell table:style-name="Table1.B3" office:value-type="string">
            <text:p text:style-name="P11"><text:span text:style-name="T12">“</text:span><text:span text:style-name="T5">All settings will be remained.</text:span><text:span text:style-name="T12">” </text:span><text:span text:style-name="T5">change to </text:span><text:span text:style-name="T12">“</text:span><text:span text:style-name="T5">All settings will remain</text:span><text:span text:style-name="T12">”</text:span></text:p>
            <text:p text:style-name="P11"/>
            <text:p text:style-name="P11"><text:span text:style-name="T12">“… </text:span><text:span text:style-name="T5">The physically</text:span><text:span text:style-name="T12">” </text:span><text:span text:style-name="T5">change to </text:span><text:span text:style-name="T12">“… </text:span><text:span text:style-name="T5">Then physically change</text:span><text:span text:style-name="T12">”</text:span></text:p>
            <text:p text:style-name="P11"/>
            <text:p text:style-name="P11"><text:span text:style-name="T12">“ … </text:span><text:span text:style-name="T5">while the USB cable is connected to a PC, otherwise the unit needs manually to power it on again. </text:span><text:span text:style-name="T12">“ <text:s/></text:span><text:span text:style-name="T5">This is a poor english which could be misunderstood. Furthermore, there is no physical way to do a power cycle.</text:span></text:p>
          </table:table-cell>
          <table:table-cell table:style-name="Table1.C3" office:value-type="string">
            <text:p text:style-name="P3">2</text:p>
          </table:table-cell>
        </table:table-row>
        <table:table-row table:style-name="Table1.1">
          <table:table-cell table:style-name="Table1.A3" office:value-type="string">
            <text:p text:style-name="P19">28</text:p>
          </table:table-cell>
          <table:table-cell table:style-name="Table1.B3" office:value-type="string">
            <text:p text:style-name="P11"><text:span text:style-name="T5">"..will be remained the same</text:span><text:span text:style-name="T12">” </text:span><text:span text:style-name="T5">change to </text:span><text:span text:style-name="T12">“</text:span><text:span text:style-name="T5">will remain the same</text:span><text:span text:style-name="T12">”</text:span><text:span text:style-name="T5"> </text:span></text:p>
            <text:p text:style-name="P7"><text:s text:c="2"/></text:p>
          </table:table-cell>
          <table:table-cell table:style-name="Table1.C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20">30</text:p>
          </table:table-cell>
          <table:table-cell table:style-name="Table1.B3" office:value-type="string">
            <text:p text:style-name="P13">Technically there is no such thing as a “SIMID”</text:p>
          </table:table-cell>
          <table:table-cell table:style-name="Table1.C3" office:value-type="string">
            <text:p text:style-name="P4">2</text:p>
          </table:table-cell>
        </table:table-row>
        <table:table-row table:style-name="Table1.1">
          <table:table-cell table:style-name="Table1.A20" office:value-type="string">
            <text:p text:style-name="P19">32</text:p>
          </table:table-cell>
          <table:table-cell table:style-name="Table1.B20" office:value-type="string">
            <text:p text:style-name="P11">In the mode description of PSMT mode 1 &amp; 2 are identical. The differences should be summarized in regards to timer behaviour.</text:p>
          </table:table-cell>
          <table:table-cell table:style-name="Table1.C20" office:value-type="string">
            <text:p text:style-name="P3">3</text:p>
          </table:table-cell>
        </table:table-row>
        <table:table-row table:style-name="Table1.1">
          <table:table-cell table:style-name="Table1.A3" office:value-type="string">
            <text:p text:style-name="P19">34,35</text:p>
          </table:table-cell>
          <table:table-cell table:style-name="Table1.B3" office:value-type="string">
            <text:p text:style-name="P11">“.. when the parameter “Mode” sets to …” change to “ … when the parameter “Mode” is set to …”</text:p>
          </table:table-cell>
          <table:table-cell table:style-name="Table1.C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9">41</text:p>
          </table:table-cell>
          <table:table-cell table:style-name="Table1.B3" office:value-type="string">
            <text:p text:style-name="P11">In the description the sentence ends with double “.” </text:p>
          </table:table-cell>
          <table:table-cell table:style-name="Table1.C3" office:value-type="string">
            <text:p text:style-name="P3">1</text:p>
          </table:table-cell>
        </table:table-row>
        <text:soft-page-break/>
        <table:table-row table:style-name="Table1.1">
          <table:table-cell table:style-name="Table1.A20" office:value-type="string">
            <text:p text:style-name="P19">42</text:p>
          </table:table-cell>
          <table:table-cell table:style-name="Table1.B20" office:value-type="string">
            <text:p text:style-name="P11">In the example section the difference between PDU and Text mode should be illustrated.</text:p>
          </table:table-cell>
          <table:table-cell table:style-name="Table1.C20" office:value-type="string">
            <text:p text:style-name="P3">2</text:p>
          </table:table-cell>
        </table:table-row>
        <table:table-row table:style-name="Table1.1">
          <table:table-cell table:style-name="Table1.A3" office:value-type="string">
            <text:p text:style-name="P19">44</text:p>
          </table:table-cell>
          <table:table-cell table:style-name="Table1.B3" office:value-type="string">
            <text:p text:style-name="P11"><text:span text:style-name="T5">The sentence </text:span><text:span text:style-name="T12">“ </text:span><text:span text:style-name="T9">The </text:span><text:span text:style-name="T15">“</text:span><text:span text:style-name="T9">Sleep Report</text:span><text:span text:style-name="T15">” </text:span><text:span text:style-name="T9">might not be able to send out before entering sleeping state depending on the availability of environment.</text:span></text:p>
            <text:p text:style-name="P5"><text:span text:style-name="T12"><text:s/>“</text:span><text:span text:style-name="T10"> </text:span><text:span text:style-name="T11">is difficult to understand due to poor english and should be rephrased. For example as </text:span><text:span text:style-name="T17">“</text:span><text:span text:style-name="T7">It it is not possible to send the </text:span><text:span text:style-name="T14">“</text:span><text:span text:style-name="T7">Sleep Report</text:span><text:span text:style-name="T14">” </text:span><text:span text:style-name="T7">due to communication failure the report wil be queued and sent when a communication channel is re-established</text:span><text:span text:style-name="T14">”</text:span></text:p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9">45</text:p>
          </table:table-cell>
          <table:table-cell table:style-name="Table1.B3" office:value-type="string">
            <text:p text:style-name="P11">The description Mode 0 is the first place where storing positions to internal NAND flash is mentioned. In no other place is Polling referred to as storing location in internal flash.</text:p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9">46</text:p>
          </table:table-cell>
          <table:table-cell table:style-name="Table1.B3" office:value-type="string">
            <text:p text:style-name="P11">In row “8” the word “BOTH” is in red which is not warranted in this context.</text:p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9">49</text:p>
          </table:table-cell>
          <table:table-cell table:style-name="Table1.B3" office:value-type="string">
            <text:p text:style-name="P11"><text:span text:style-name="T5">Download complete message is not </text:span><text:span text:style-name="T12">“</text:span><text:span text:style-name="T5">$Download Completed</text:span><text:span text:style-name="T12">” </text:span><text:span text:style-name="T5">but </text:span><text:span text:style-name="T12">“</text:span><text:span text:style-name="T6">$MSG:Download Completed</text:span><text:span text:style-name="T12">”</text:span></text:p>
          </table:table-cell>
          <table:table-cell table:style-name="Table1.C3" office:value-type="string">
            <text:p text:style-name="P3">3</text:p>
          </table:table-cell>
        </table:table-row>
        <table:table-row table:style-name="Table1.1">
          <table:table-cell table:style-name="Table1.A3" office:value-type="string">
            <text:p text:style-name="P19">55</text:p>
          </table:table-cell>
          <table:table-cell table:style-name="Table1.B3" office:value-type="string">
            <text:p text:style-name="P11">Table 9.1 Missing event 50 (GFEN)</text:p>
          </table:table-cell>
          <table:table-cell table:style-name="Table1.C3" office:value-type="string">
            <text:p text:style-name="P3">2</text:p>
          </table:table-cell>
        </table:table-row>
      </table:table>
      <text:p text:style-name="P15"/>
      <text:p text:style-name="P8"/>
      <text:p text:style-name="P33">Additional comments:</text:p>
      <text:list xml:id="list76796518321469831" text:style-name="L1">
        <text:list-item>
          <text:p text:style-name="P28">Grammatical error that is repeated in <text:span text:style-name="T30">several commands</text:span> are only reported for the first occurrence.</text:p>
          <text:p text:style-name="P28"/>
        </text:list-item>
        <text:list-item>
          <text:p text:style-name="P28">From the grammatical mistakes in the documentation it is clear that the author is not a native <text:span text:style-name="T28">E</text:span>nglish speaker. Unfortunately in a few cases the mistakes <text:span text:style-name="T28">are severe enough that they </text:span>might cause misunderstandings. </text:p>
          <text:p text:style-name="P28"/>
        </text:list-item>
        <text:list-item>
          <text:p text:style-name="P29">In several places in the manual the text is inconsistently written in <text:span text:style-name="T31">red.</text:span> This is clearly an attempt to mark important word/functions. Unfortunately the marking seems very ad-hoc at best and just plain nonsensical in other places. This should be reviewed.</text:p>
          <text:p text:style-name="P29"/>
        </text:list-item>
        <text:list-item>
          <text:p text:style-name="P34"><text:span text:style-name="T36">PROTOCOL-ERROR:</text:span><text:span text:style-name="T44"> </text:span>Old stale location updates from the device is not sent back as “LOCATION-STRING” but as “[LOCATION-STRING]</text:p>
        </text:list-item>
        <text:list-item>
          <text:p text:style-name="P37">GEO Fence events (<text:span text:style-name="T35">SETEVT</text:span>) needs to be included in the table of events as events 50-99 will be sent back on the corresponding event.</text:p>
        </text:list-item>
        <text:list-item>
          <text:p text:style-name="P37">The use of the term “<text:span text:style-name="T35">Polling</text:span>” to mean recorded to device memory is misleading since the term polling has a completely different meaning in a protocol/computer context. It would be better to replace this ter<text:span text:style-name="T44">m</text:span> with “Recording”</text:p>
        </text:list-item>
        <text:list-item>
          <text:p text:style-name="P37">All query commands (e.g. SIMID, IMEI) do accept the syntax “<text:span text:style-name="T35">$WP+</text:span><text:span text:style-name="T37">COMMAND</text:span><text:span text:style-name="T35">+[TAG]=PIN,?</text:span>” which makes all query commands consistent. <text:span text:style-name="T44">Should be documented.</text:span></text:p>
        </text:list-item>
        <text:list-item>
          <text:p text:style-name="P37">Recording location to device flash lacks information on the internal device flash size and how that can translate to number of stored location.</text:p>
        </text:list-item>
      </text:list>
      <text:p text:style-name="P35"><text:soft-page-break/></text:p>
      <text:p text:style-name="P35"/>
      <text:p text:style-name="P36"><text:span text:style-name="T43">Stockholm, February 2014</text:span></text:p>
      <text:p text:style-name="P36"><text:span text:style-name="T43">Johan Persson</text:span></text:p>
      <text:p text:style-name="P36"><text:span text:style-name="T43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Roman" svg:font-family="'Times Roman'" style:font-family-generic="roman"/>
    <style:font-face style:name="Arial Unicode MS" svg:font-family="'Arial Unicode MS'" style:font-family-generic="swiss"/>
    <style:font-face style:name="Helvetica" svg:font-family="Helvetica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fo:hyphenate="true" fo:hyphenation-remain-char-count="2" fo:hyphenation-push-char-count="2"/>
    </style:style>
    <style:style style:name="Title" style:family="paragraph" style:next-style-name="Body_20_2" style:class="chapter">
      <style:paragraph-properties fo:margin-left="0in" fo:margin-right="0in" fo:margin-top="0.139in" fo:margin-bottom="0.139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434343" style:text-outline="false" style:text-line-through-style="none" style:text-position="0% 100%" style:font-name="Helvetica" fo:font-size="18pt" fo:letter-spacing="normal" fo:font-style="normal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2" style:display-name="Body 2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fo:hyphenate="true" fo:hyphenation-remain-char-count="2" fo:hyphenation-push-char-count="2"/>
    </style:style>
    <style:style style:name="Table_20_Style_20_3" style:display-name="Table Style 3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fefffe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fo:hyphenate="true" fo:hyphenation-remain-char-count="2" fo:hyphenation-push-char-count="2"/>
    </style:style>
    <style:style style:name="Table_20_Style_20_6" style:display-name="Table Style 6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357ca2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fo:hyphenate="true" fo:hyphenation-remain-char-count="2" fo:hyphenation-push-char-count="2"/>
    </style:style>
    <style:style style:name="Table_20_Style_20_2" style:display-name="Table Style 2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fo:hyphenate="true" fo:hyphenation-remain-char-count="2" fo:hyphenation-push-char-count="2"/>
    </style:style>
    <style:style style:name="Default" style:family="paragraph">
      <style:paragraph-properties fo:margin-left="0in" fo:margin-right="0in" fo:margin-top="0in" fo:margin-bottom="0.1665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/>
    </style:style>
    <style:style style:name="WW8Num2z0" style:family="text"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0.1516in"/>
        </style:list-level-properties>
        <style:text-properties style:font-name="Helvetica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0.3181in"/>
        </style:list-level-properties>
        <style:text-properties style:font-name="Helvetica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0.4846in"/>
        </style:list-level-properties>
        <style:text-properties style:font-name="Helvetica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0.6516in"/>
        </style:list-level-properties>
        <style:text-properties style:font-name="Helvetica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0.8181in"/>
        </style:list-level-properties>
        <style:text-properties style:font-name="Helvetica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0.9846in"/>
        </style:list-level-properties>
        <style:text-properties style:font-name="Helvetica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1.1516in"/>
        </style:list-level-properties>
        <style:text-properties style:font-name="Helvetica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1.3181in"/>
        </style:list-level-properties>
        <style:text-properties style:font-name="Helvetica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fo:text-indent="-0.1516in" fo:margin-left="1.4846in"/>
        </style:list-level-properties>
        <style:text-properties style:font-name="Helvetic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0.1516in"/>
        </style:list-level-properties>
        <style:text-properties style:font-name="Helvetica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0.3181in"/>
        </style:list-level-properties>
        <style:text-properties style:font-name="Helvetica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0.4846in"/>
        </style:list-level-properties>
        <style:text-properties style:font-name="Helvetica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0.6516in"/>
        </style:list-level-properties>
        <style:text-properties style:font-name="Helvetica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0.8181in"/>
        </style:list-level-properties>
        <style:text-properties style:font-name="Helvetica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0.9846in"/>
        </style:list-level-properties>
        <style:text-properties style:font-name="Helvetica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1.1516in"/>
        </style:list-level-properties>
        <style:text-properties style:font-name="Helvetica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1.3181in"/>
        </style:list-level-properties>
        <style:text-properties style:font-name="Helvetica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fo:text-indent="-0.1516in" fo:margin-left="1.4846in"/>
        </style:list-level-properties>
        <style:text-properties style:font-name="Helvetic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/>
      <style:text-properties fo:language="en" fo:country="US"/>
    </style:style>
    <style:page-layout style:name="Mpm1">
      <style:page-layout-properties fo:page-width="8.2681in" fo:page-height="11.6929in" style:num-format="1" style:print-orientation="landscape" fo:margin-top="0.8299in" fo:margin-bottom="0.6in" fo:margin-left="0.861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-5$Linux_X86_64 LibreOffice_project/400m0$Build-305</meta:generator>
    <dc:date>2014-02-25T08:38:18</dc:date>
    <meta:editing-duration>PT23H53M29S</meta:editing-duration>
    <meta:editing-cycles>9</meta:editing-cycles>
    <dc:creator>Johan Persson</dc:creator>
    <meta:document-statistic meta:table-count="1" meta:image-count="0" meta:object-count="0" meta:page-count="4" meta:paragraph-count="115" meta:word-count="1128" meta:character-count="6558" meta:non-whitespace-character-count="5544"/>
  </office:meta>
</office:document-meta>
</file>